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legreya" svg:font-family="Alegre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legreya" officeooo:rsid="00055a55" officeooo:paragraph-rsid="00055a55"/>
    </style:style>
    <style:style style:name="P2" style:family="paragraph" style:parent-style-name="Standard">
      <style:paragraph-properties fo:text-align="center" style:justify-single-word="false"/>
      <style:text-properties style:font-name="Alegreya" fo:font-weight="bold" officeooo:rsid="00055a55" officeooo:paragraph-rsid="00055a5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legreya" fo:font-weight="bold" officeooo:rsid="00055a55" officeooo:paragraph-rsid="00055a5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legreya" fo:font-weight="bold" officeooo:rsid="00060d69" officeooo:paragraph-rsid="00060d6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legreya" fo:font-style="italic" fo:font-weight="bold" officeooo:rsid="000797a7" officeooo:paragraph-rsid="000797a7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Simultaneous Localisation and Mapping for driverless vehicles</text:p>
      <text:p text:style-name="P3"/>
      <text:p text:style-name="P3">- <text:span text:style-name="T1">key research area</text:span></text:p>
      <text:p text:style-name="P3"><text:span text:style-name="T1">- how can I construct a world model for vehicle autonomously?</text:span></text:p>
      <text:p text:style-name="P3"><text:span text:style-name="T1">- how can robot localise itself within the world model?</text:span></text:p>
      <text:p text:style-name="P3"><text:span text:style-name="T1">- what techniques can I use to build world model and localise robot?</text:span></text:p>
      <text:p text:style-name="P3"><text:span text:style-name="T1"/></text:p>
      <text:p text:style-name="P4"><text:span text:style-name="T1">Under SLAM there is </text:span></text:p>
      <text:p text:style-name="P4"><text:span text:style-name="T1">- motion and path planning (locally and globally)</text:span></text:p>
      <text:p text:style-name="P4"><text:span text:style-name="T1">- obstacle avoidance</text:span></text:p>
      <text:p text:style-name="P4"><text:span text:style-name="T1">- traffic law enforcement laws and traffic engineering</text:span></text:p>
      <text:p text:style-name="P4"><text:span text:style-name="T1"/></text:p>
      <text:p text:style-name="P5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legreya" svg:font-family="Alegre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9:01:38.080298814</meta:creation-date>
    <dc:date>2018-03-04T02:22:21.697206752</dc:date>
    <meta:editing-duration>PT2H50M22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1" meta:paragraph-count="9" meta:word-count="68" meta:character-count="407" meta:non-whitespace-character-count="347"/>
  </office:meta>
</office:document-meta>
</file>